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129.09mm" svg:x="122.09mm" svg:y="6.11mm">
            <draw:object draw:notify-on-update-of-ranges="Sheet1.C3:Sheet1.C15 Sheet1.D2:Sheet1.D2 Sheet1.D3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1.72mm" svg:x="168.84mm" svg:y="229.17mm">
            <draw:object draw:notify-on-update-of-ranges="Sheet1.S37:Sheet1.S37 Sheet1.S38:Sheet1.S50 Sheet1.T37:Sheet1.T37 Sheet1.T38:Sheet1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PI()*[.A3]/[.$B$1]" office:value-type="float" office:value="0" calcext:value-type="float">
            <text:p>0</text:p>
          </table:table-cell>
          <table:table-cell table:formula="of:=SIN([.B3])" office:value-type="float" office:value="0" calcext:value-type="float">
            <text:p>0</text:p>
          </table:table-cell>
          <table:table-cell table:formula="of:=COS([.B3])" office:value-type="float" office:value="1" calcext:value-type="float">
            <text:p>1</text:p>
          </table:table-cell>
          <table:table-cell/>
          <table:table-cell table:formula="of:=[.F2]&amp;&quot;, &quot;&amp;[.C3]&amp;&quot;f&quot;" office:value-type="string" office:string-value=", 0f" calcext:value-type="string">
            <text:p>, 0f</text:p>
          </table:table-cell>
          <table:table-cell table:formula="of:=[.G2]&amp;&quot;, &quot;&amp;[.D3]&amp;&quot;f&quot;" office:value-type="string" office:string-value=", 1f" calcext:value-type="string">
            <text:p>, 1f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PI()*[.A4]/[.$B$1]" office:value-type="float" office:value="2.69279370307697" calcext:value-type="float">
            <text:p>2.69279370307697</text:p>
          </table:table-cell>
          <table:table-cell table:formula="of:=SIN([.B4])" office:value-type="float" office:value="0.433883739117558" calcext:value-type="float">
            <text:p>0.433883739117558</text:p>
          </table:table-cell>
          <table:table-cell table:formula="of:=COS([.B4])" office:value-type="float" office:value="-0.900968867902419" calcext:value-type="float">
            <text:p>-0.900968867902419</text:p>
          </table:table-cell>
          <table:table-cell/>
          <table:table-cell table:formula="of:=[.F3]&amp;&quot;, &quot;&amp;[.C4]&amp;&quot;f&quot;" office:value-type="string" office:string-value=", 0f, 0.433883739117558f" calcext:value-type="string">
            <text:p>, 0f, 0.433883739117558f</text:p>
          </table:table-cell>
          <table:table-cell table:formula="of:=[.G3]&amp;&quot;, &quot;&amp;[.D4]&amp;&quot;f&quot;" office:value-type="string" office:string-value=", 1f, -0.900968867902419f" calcext:value-type="string">
            <text:p>, 1f, -0.900968867902419f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5]/[.$B$1]" office:value-type="float" office:value="5.38558740615393" calcext:value-type="float">
            <text:p>5.38558740615393</text:p>
          </table:table-cell>
          <table:table-cell table:formula="of:=SIN([.B5])" office:value-type="float" office:value="-0.78183148246803" calcext:value-type="float">
            <text:p>-0.78183148246803</text:p>
          </table:table-cell>
          <table:table-cell table:formula="of:=COS([.B5])" office:value-type="float" office:value="0.623489801858733" calcext:value-type="float">
            <text:p>0.623489801858733</text:p>
          </table:table-cell>
          <table:table-cell/>
          <table:table-cell table:formula="of:=[.F4]&amp;&quot;, &quot;&amp;[.C5]&amp;&quot;f&quot;" office:value-type="string" office:string-value=", 0f, 0.433883739117558f, -0.78183148246803f" calcext:value-type="string">
            <text:p>, 0f, 0.433883739117558f, -0.78183148246803f</text:p>
          </table:table-cell>
          <table:table-cell table:formula="of:=[.G4]&amp;&quot;, &quot;&amp;[.D5]&amp;&quot;f&quot;" office:value-type="string" office:string-value=", 1f, -0.900968867902419f, 0.623489801858733f" calcext:value-type="string">
            <text:p>, 1f, -0.900968867902419f, 0.623489801858733f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PI()*[.A6]/[.$B$1]" office:value-type="float" office:value="1.79519580205131" calcext:value-type="float">
            <text:p>1.79519580205131</text:p>
          </table:table-cell>
          <table:table-cell table:formula="of:=SIN([.B6])" office:value-type="float" office:value="0.974927912181824" calcext:value-type="float">
            <text:p>0.974927912181824</text:p>
          </table:table-cell>
          <table:table-cell table:formula="of:=COS([.B6])" office:value-type="float" office:value="-0.222520933956314" calcext:value-type="float">
            <text:p>-0.222520933956314</text:p>
          </table:table-cell>
          <table:table-cell/>
          <table:table-cell table:formula="of:=[.F5]&amp;&quot;, &quot;&amp;[.C6]&amp;&quot;f&quot;" office:value-type="string" office:string-value=", 0f, 0.433883739117558f, -0.78183148246803f, 0.974927912181824f" calcext:value-type="string">
            <text:p>, 0f, 0.433883739117558f, -0.78183148246803f, 0.974927912181824f</text:p>
          </table:table-cell>
          <table:table-cell table:formula="of:=[.G5]&amp;&quot;, &quot;&amp;[.D6]&amp;&quot;f&quot;" office:value-type="string" office:string-value=", 1f, -0.900968867902419f, 0.623489801858733f, -0.222520933956314f" calcext:value-type="string">
            <text:p>, 1f, -0.900968867902419f, 0.623489801858733f, -0.222520933956314f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PI()*[.A7]/[.$B$1]" office:value-type="float" office:value="4.48798950512828" calcext:value-type="float">
            <text:p>4.48798950512828</text:p>
          </table:table-cell>
          <table:table-cell table:formula="of:=SIN([.B7])" office:value-type="float" office:value="-0.974927912181824" calcext:value-type="float">
            <text:p>-0.974927912181824</text:p>
          </table:table-cell>
          <table:table-cell table:formula="of:=COS([.B7])" office:value-type="float" office:value="-0.222520933956315" calcext:value-type="float">
            <text:p>-0.222520933956315</text:p>
          </table:table-cell>
          <table:table-cell/>
          <table:table-cell table:formula="of:=[.F6]&amp;&quot;, &quot;&amp;[.C7]&amp;&quot;f&quot;" office:value-type="string" office:string-value=", 0f, 0.433883739117558f, -0.78183148246803f, 0.974927912181824f, -0.974927912181824f" calcext:value-type="string">
            <text:p>, 0f, 0.433883739117558f, -0.78183148246803f, 0.974927912181824f, -0.974927912181824f</text:p>
          </table:table-cell>
          <table:table-cell table:formula="of:=[.G6]&amp;&quot;, &quot;&amp;[.D7]&amp;&quot;f&quot;" office:value-type="string" office:string-value=", 1f, -0.900968867902419f, 0.623489801858733f, -0.222520933956314f, -0.222520933956315f" calcext:value-type="string">
            <text:p>, 1f, -0.900968867902419f, 0.623489801858733f, -0.222520933956314f, -0.222520933956315f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8]/[.$B$1]" office:value-type="float" office:value="0.897597901025655" calcext:value-type="float">
            <text:p>0.897597901025655</text:p>
          </table:table-cell>
          <table:table-cell table:formula="of:=SIN([.B8])" office:value-type="float" office:value="0.78183148246803" calcext:value-type="float">
            <text:p>0.78183148246803</text:p>
          </table:table-cell>
          <table:table-cell table:formula="of:=COS([.B8])" office:value-type="float" office:value="0.623489801858734" calcext:value-type="float">
            <text:p>0.623489801858734</text:p>
          </table:table-cell>
          <table:table-cell/>
          <table:table-cell table:formula="of:=[.F7]&amp;&quot;, &quot;&amp;[.C8]&amp;&quot;f&quot;" office:value-type="string" office:string-value=", 0f, 0.433883739117558f, -0.78183148246803f, 0.974927912181824f, -0.974927912181824f, 0.78183148246803f" calcext:value-type="string">
            <text:p>, 0f, 0.433883739117558f, -0.78183148246803f, 0.974927912181824f, -0.974927912181824f, 0.78183148246803f</text:p>
          </table:table-cell>
          <table:table-cell table:formula="of:=[.G7]&amp;&quot;, &quot;&amp;[.D8]&amp;&quot;f&quot;" office:value-type="string" office:string-value=", 1f, -0.900968867902419f, 0.623489801858733f, -0.222520933956314f, -0.222520933956315f, 0.623489801858734f" calcext:value-type="string">
            <text:p>, 1f, -0.900968867902419f, 0.623489801858733f, -0.222520933956314f, -0.222520933956315f, 0.623489801858734f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9]/[.$B$1]" office:value-type="float" office:value="3.59039160410262" calcext:value-type="float">
            <text:p>3.59039160410262</text:p>
          </table:table-cell>
          <table:table-cell table:formula="of:=SIN([.B9])" office:value-type="float" office:value="-0.433883739117558" calcext:value-type="float">
            <text:p>-0.433883739117558</text:p>
          </table:table-cell>
          <table:table-cell table:formula="of:=COS([.B9])" office:value-type="float" office:value="-0.900968867902419" calcext:value-type="float">
            <text:p>-0.900968867902419</text:p>
          </table:table-cell>
          <table:table-cell/>
          <table:table-cell table:formula="of:=[.F8]&amp;&quot;, &quot;&amp;[.C9]&amp;&quot;f&quot;" office:value-type="string" office:string-value=", 0f, 0.433883739117558f, -0.78183148246803f, 0.974927912181824f, -0.974927912181824f, 0.78183148246803f, -0.433883739117558f" calcext:value-type="string">
            <text:p>, 0f, 0.433883739117558f, -0.78183148246803f, 0.974927912181824f, -0.974927912181824f, 0.78183148246803f, -0.433883739117558f</text:p>
          </table:table-cell>
          <table:table-cell table:formula="of:=[.G8]&amp;&quot;, &quot;&amp;[.D9]&amp;&quot;f&quot;" office:value-type="string" office:string-value=", 1f, -0.900968867902419f, 0.623489801858733f, -0.222520933956314f, -0.222520933956315f, 0.623489801858734f, -0.900968867902419f" calcext:value-type="string">
            <text:p>, 1f, -0.900968867902419f, 0.623489801858733f, -0.222520933956314f, -0.222520933956315f, 0.623489801858734f, -0.900968867902419f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*PI()*[.A10]/[.$B$1]" office:value-type="float" office:value="0" calcext:value-type="float">
            <text:p>0</text:p>
          </table:table-cell>
          <table:table-cell table:formula="of:=SIN([.B10])" office:value-type="float" office:value="0" calcext:value-type="float">
            <text:p>0</text:p>
          </table:table-cell>
          <table:table-cell table:formula="of:=COS([.B10])" office:value-type="float" office:value="1" calcext:value-type="float">
            <text:p>1</text:p>
          </table:table-cell>
          <table:table-cell/>
          <table:table-cell table:formula="of:=[.F9]&amp;&quot;, &quot;&amp;[.C10]&amp;&quot;f&quot;" office:value-type="string" office:string-value=", 0f, 0.433883739117558f, -0.78183148246803f, 0.974927912181824f, -0.974927912181824f, 0.78183148246803f, -0.433883739117558f, 0f" calcext:value-type="string">
            <text:p>, 0f, 0.433883739117558f, -0.78183148246803f, 0.974927912181824f, -0.974927912181824f, 0.78183148246803f, -0.433883739117558f, 0f</text:p>
          </table:table-cell>
          <table:table-cell table:formula="of:=[.G9]&amp;&quot;, &quot;&amp;[.D10]&amp;&quot;f&quot;" office:value-type="string" office:string-value=", 1f, -0.900968867902419f, 0.623489801858733f, -0.222520933956314f, -0.222520933956315f, 0.623489801858734f, -0.900968867902419f, 1f" calcext:value-type="string">
            <text:p>, 1f, -0.900968867902419f, 0.623489801858733f, -0.222520933956314f, -0.222520933956315f, 0.623489801858734f, -0.900968867902419f, 1f</text:p>
          </table:table-cell>
          <table:table-cell table:number-columns-repeated="13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[.D20]*32768" office:value-type="float" office:value="-32768" calcext:value-type="float">
            <text:p>-32768</text:p>
          </table:table-cell>
          <table:table-cell table:formula="of:=[.E20]/256" office:value-type="float" office:value="-128" calcext:value-type="float">
            <text:p>-128</text:p>
          </table:table-cell>
          <table:table-cell table:formula="of:=[.F20]+128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0]+1/8" office:value-type="float" office:value="-0.875" calcext:value-type="float">
            <text:p>-0.875</text:p>
          </table:table-cell>
          <table:table-cell table:formula="of:=[.D21]*32768" office:value-type="float" office:value="-28672" calcext:value-type="float">
            <text:p>-28672</text:p>
          </table:table-cell>
          <table:table-cell table:formula="of:=[.E21]/256" office:value-type="float" office:value="-112" calcext:value-type="float">
            <text:p>-112</text:p>
          </table:table-cell>
          <table:table-cell table:formula="of:=[.F21]+128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1]+1/8" office:value-type="float" office:value="-0.75" calcext:value-type="float">
            <text:p>-0.75</text:p>
          </table:table-cell>
          <table:table-cell table:formula="of:=[.D22]*32768" office:value-type="float" office:value="-24576" calcext:value-type="float">
            <text:p>-24576</text:p>
          </table:table-cell>
          <table:table-cell table:formula="of:=[.E22]/256" office:value-type="float" office:value="-96" calcext:value-type="float">
            <text:p>-96</text:p>
          </table:table-cell>
          <table:table-cell table:formula="of:=[.F22]+12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2]+1/8" office:value-type="float" office:value="-0.625" calcext:value-type="float">
            <text:p>-0.625</text:p>
          </table:table-cell>
          <table:table-cell table:formula="of:=[.D23]*32768" office:value-type="float" office:value="-20480" calcext:value-type="float">
            <text:p>-20480</text:p>
          </table:table-cell>
          <table:table-cell table:formula="of:=[.E23]/256" office:value-type="float" office:value="-80" calcext:value-type="float">
            <text:p>-80</text:p>
          </table:table-cell>
          <table:table-cell table:formula="of:=[.F23]+128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3]+1/8" office:value-type="float" office:value="-0.5" calcext:value-type="float">
            <text:p>-0.5</text:p>
          </table:table-cell>
          <table:table-cell table:formula="of:=[.D24]*32768" office:value-type="float" office:value="-16384" calcext:value-type="float">
            <text:p>-16384</text:p>
          </table:table-cell>
          <table:table-cell table:formula="of:=[.E24]/256" office:value-type="float" office:value="-64" calcext:value-type="float">
            <text:p>-64</text:p>
          </table:table-cell>
          <table:table-cell table:formula="of:=[.F24]+128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4]+1/8" office:value-type="float" office:value="-0.375" calcext:value-type="float">
            <text:p>-0.375</text:p>
          </table:table-cell>
          <table:table-cell table:formula="of:=[.D25]*32768" office:value-type="float" office:value="-12288" calcext:value-type="float">
            <text:p>-12288</text:p>
          </table:table-cell>
          <table:table-cell table:formula="of:=[.E25]/256" office:value-type="float" office:value="-48" calcext:value-type="float">
            <text:p>-48</text:p>
          </table:table-cell>
          <table:table-cell table:formula="of:=[.F25]+128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5]+1/8" office:value-type="float" office:value="-0.25" calcext:value-type="float">
            <text:p>-0.25</text:p>
          </table:table-cell>
          <table:table-cell table:formula="of:=[.D26]*32768" office:value-type="float" office:value="-8192" calcext:value-type="float">
            <text:p>-8192</text:p>
          </table:table-cell>
          <table:table-cell table:formula="of:=[.E26]/256" office:value-type="float" office:value="-32" calcext:value-type="float">
            <text:p>-32</text:p>
          </table:table-cell>
          <table:table-cell table:formula="of:=[.F26]+128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6]+1/8" office:value-type="float" office:value="-0.125" calcext:value-type="float">
            <text:p>-0.125</text:p>
          </table:table-cell>
          <table:table-cell table:formula="of:=[.D27]*32768" office:value-type="float" office:value="-4096" calcext:value-type="float">
            <text:p>-4096</text:p>
          </table:table-cell>
          <table:table-cell table:formula="of:=[.E27]/256" office:value-type="float" office:value="-16" calcext:value-type="float">
            <text:p>-16</text:p>
          </table:table-cell>
          <table:table-cell table:formula="of:=[.F27]+128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7]+1/8" office:value-type="float" office:value="0" calcext:value-type="float">
            <text:p>0</text:p>
          </table:table-cell>
          <table:table-cell table:formula="of:=[.D28]*32768" office:value-type="float" office:value="0" calcext:value-type="float">
            <text:p>0</text:p>
          </table:table-cell>
          <table:table-cell table:formula="of:=[.E28]/256" office:value-type="float" office:value="0" calcext:value-type="float">
            <text:p>0</text:p>
          </table:table-cell>
          <table:table-cell table:formula="of:=[.F28]+128"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8]+1/8" office:value-type="float" office:value="0.125" calcext:value-type="float">
            <text:p>0.125</text:p>
          </table:table-cell>
          <table:table-cell table:formula="of:=[.D29]*32768" office:value-type="float" office:value="4096" calcext:value-type="float">
            <text:p>4096</text:p>
          </table:table-cell>
          <table:table-cell table:formula="of:=[.E29]/256" office:value-type="float" office:value="16" calcext:value-type="float">
            <text:p>16</text:p>
          </table:table-cell>
          <table:table-cell table:formula="of:=[.F29]+128"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29]+1/8" office:value-type="float" office:value="0.25" calcext:value-type="float">
            <text:p>0.25</text:p>
          </table:table-cell>
          <table:table-cell table:formula="of:=[.D30]*32768" office:value-type="float" office:value="8192" calcext:value-type="float">
            <text:p>8192</text:p>
          </table:table-cell>
          <table:table-cell table:formula="of:=[.E30]/256" office:value-type="float" office:value="32" calcext:value-type="float">
            <text:p>32</text:p>
          </table:table-cell>
          <table:table-cell table:formula="of:=[.F30]+128" office:value-type="float" office:value="160" calcext:value-type="float">
            <text:p>16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0]+1/8" office:value-type="float" office:value="0.375" calcext:value-type="float">
            <text:p>0.375</text:p>
          </table:table-cell>
          <table:table-cell table:formula="of:=[.D31]*32768" office:value-type="float" office:value="12288" calcext:value-type="float">
            <text:p>12288</text:p>
          </table:table-cell>
          <table:table-cell table:formula="of:=[.E31]/256" office:value-type="float" office:value="48" calcext:value-type="float">
            <text:p>48</text:p>
          </table:table-cell>
          <table:table-cell table:formula="of:=[.F31]+128" office:value-type="float" office:value="176" calcext:value-type="float">
            <text:p>17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1]+1/8" office:value-type="float" office:value="0.5" calcext:value-type="float">
            <text:p>0.5</text:p>
          </table:table-cell>
          <table:table-cell table:formula="of:=[.D32]*32768" office:value-type="float" office:value="16384" calcext:value-type="float">
            <text:p>16384</text:p>
          </table:table-cell>
          <table:table-cell table:formula="of:=[.E32]/256" office:value-type="float" office:value="64" calcext:value-type="float">
            <text:p>64</text:p>
          </table:table-cell>
          <table:table-cell table:formula="of:=[.F32]+128"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2]+1/8" office:value-type="float" office:value="0.625" calcext:value-type="float">
            <text:p>0.625</text:p>
          </table:table-cell>
          <table:table-cell table:formula="of:=[.D33]*32768" office:value-type="float" office:value="20480" calcext:value-type="float">
            <text:p>20480</text:p>
          </table:table-cell>
          <table:table-cell table:formula="of:=[.E33]/256" office:value-type="float" office:value="80" calcext:value-type="float">
            <text:p>80</text:p>
          </table:table-cell>
          <table:table-cell table:formula="of:=[.F33]+128" office:value-type="float" office:value="208" calcext:value-type="float">
            <text:p>208</text:p>
          </table:table-cell>
          <table:table-cell table:number-columns-repeated="5"/>
          <table:table-cell table:formula="of:=32767*255*10000/65536" office:value-type="float" office:value="1274961.09008789" calcext:value-type="float">
            <text:p>1274961.090087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33]+1/8" office:value-type="float" office:value="0.75" calcext:value-type="float">
            <text:p>0.75</text:p>
          </table:table-cell>
          <table:table-cell table:formula="of:=[.D34]*32768" office:value-type="float" office:value="24576" calcext:value-type="float">
            <text:p>24576</text:p>
          </table:table-cell>
          <table:table-cell table:formula="of:=[.E34]/256" office:value-type="float" office:value="96" calcext:value-type="float">
            <text:p>96</text:p>
          </table:table-cell>
          <table:table-cell table:formula="of:=[.F34]+128" office:value-type="float" office:value="224" calcext:value-type="float">
            <text:p>22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34]+1/8" office:value-type="float" office:value="0.875" calcext:value-type="float">
            <text:p>0.875</text:p>
          </table:table-cell>
          <table:table-cell table:formula="of:=[.D35]*32768" office:value-type="float" office:value="28672" calcext:value-type="float">
            <text:p>28672</text:p>
          </table:table-cell>
          <table:table-cell table:formula="of:=[.E35]/256" office:value-type="float" office:value="112" calcext:value-type="float">
            <text:p>112</text:p>
          </table:table-cell>
          <table:table-cell table:formula="of:=[.F35]+128" office:value-type="float" office:value="240" calcext:value-type="float">
            <text:p>240</text:p>
          </table:table-cell>
          <table:table-cell table:number-columns-repeated="3"/>
          <table:table-cell table:formula="of:=2^23" office:value-type="float" office:value="8388608" calcext:value-type="float">
            <text:p>838860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32767/32768" office:value-type="float" office:value="0.999969482421875" calcext:value-type="float">
            <text:p>0.999969482421875</text:p>
          </table:table-cell>
          <table:table-cell table:formula="of:=[.D36]*32768" office:value-type="float" office:value="32767" calcext:value-type="float">
            <text:p>32767</text:p>
          </table:table-cell>
          <table:table-cell table:formula="of:=INT([.E36]/256)" office:value-type="float" office:value="127" calcext:value-type="float">
            <text:p>127</text:p>
          </table:table-cell>
          <table:table-cell table:formula="of:=[.F36]+128"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osI</text:p>
          </table:table-cell>
          <table:table-cell table:style-name="ce1" office:value-type="string" calcext:value-type="string">
            <text:p>sinI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Xval</text:p>
          </table:table-cell>
          <table:table-cell table:style-name="ce1" office:value-type="string" calcext:value-type="string">
            <text:p>Yval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388352" calcext:value-type="float">
            <text:p>8388352</text:p>
          </table:table-cell>
          <table:table-cell office:value-type="float" office:value="0" calcext:value-type="float">
            <text:p>0</text:p>
          </table:table-cell>
          <table:table-cell office:value-type="float" office:value="-1279961" calcext:value-type="float">
            <text:p>-1279961</text:p>
          </table:table-cell>
          <table:table-cell office:value-type="float" office:value="127996" calcext:value-type="float">
            <text:p>1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0" calcext:value-type="float">
            <text:p>-1000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9"/>
          <table:table-cell office:value-type="float" office:value="5461" calcext:value-type="float">
            <text:p>5461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7264135" calcext:value-type="float">
            <text:p>7264135</text:p>
          </table:table-cell>
          <table:table-cell office:value-type="float" office:value="4193731" calcext:value-type="float">
            <text:p>4193731</text:p>
          </table:table-cell>
          <table:table-cell office:value-type="float" office:value="-1108420" calcext:value-type="float">
            <text:p>-1108420</text:p>
          </table:table-cell>
          <table:table-cell office:value-type="float" office:value="110841" calcext:value-type="float">
            <text:p>110841</text:p>
          </table:table-cell>
          <table:table-cell office:value-type="float" office:value="-639913" calcext:value-type="float">
            <text:p>-639913</text:p>
          </table:table-cell>
          <table:table-cell office:value-type="float" office:value="63991" calcext:value-type="float">
            <text:p>63991</text:p>
          </table:table-cell>
          <table:table-cell office:value-type="float" office:value="-9160" calcext:value-type="float">
            <text:p>-9160</text:p>
          </table:table-cell>
          <table:table-cell office:value-type="float" office:value="-4134" calcext:value-type="float">
            <text:p>-4134</text:p>
          </table:table-cell>
        </table:table-row>
        <table:table-row table:style-name="ro1">
          <table:table-cell table:number-columns-repeated="9"/>
          <table:table-cell office:value-type="float" office:value="10922" calcext:value-type="float">
            <text:p>10922</text:p>
          </table:table-cell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4194426" calcext:value-type="float">
            <text:p>4194426</text:p>
          </table:table-cell>
          <table:table-cell office:value-type="float" office:value="7263730" calcext:value-type="float">
            <text:p>7263730</text:p>
          </table:table-cell>
          <table:table-cell office:value-type="float" office:value="-640019" calcext:value-type="float">
            <text:p>-640019</text:p>
          </table:table-cell>
          <table:table-cell office:value-type="float" office:value="64001" calcext:value-type="float">
            <text:p>64001</text:p>
          </table:table-cell>
          <table:table-cell office:value-type="float" office:value="-1108358" calcext:value-type="float">
            <text:p>-1108358</text:p>
          </table:table-cell>
          <table:table-cell office:value-type="float" office:value="110835" calcext:value-type="float">
            <text:p>110835</text:p>
          </table:table-cell>
          <table:table-cell office:value-type="float" office:value="-5867" calcext:value-type="float">
            <text:p>-5867</text:p>
          </table:table-cell>
          <table:table-cell office:value-type="float" office:value="-8160" calcext:value-type="float">
            <text:p>-8160</text:p>
          </table:table-cell>
        </table:table-row>
        <table:table-row table:style-name="ro1">
          <table:table-cell table:number-columns-repeated="9"/>
          <table:table-cell office:value-type="float" office:value="16384" calcext:value-type="float">
            <text:p>16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8352" calcext:value-type="float">
            <text:p>838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9961" calcext:value-type="float">
            <text:p>-1279961</text:p>
          </table:table-cell>
          <table:table-cell office:value-type="float" office:value="127996" calcext:value-type="float">
            <text:p>127996</text:p>
          </table:table-cell>
          <table:table-cell office:value-type="float" office:value="-1000" calcext:value-type="float">
            <text:p>-1000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table:number-columns-repeated="9"/>
          <table:table-cell office:value-type="float" office:value="21845" calcext:value-type="float">
            <text:p>21845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-4193731" calcext:value-type="float">
            <text:p>-4193731</text:p>
          </table:table-cell>
          <table:table-cell office:value-type="float" office:value="7264135" calcext:value-type="float">
            <text:p>7264135</text:p>
          </table:table-cell>
          <table:table-cell office:value-type="float" office:value="639912" calcext:value-type="float">
            <text:p>639912</text:p>
          </table:table-cell>
          <table:table-cell office:value-type="float" office:value="-63992" calcext:value-type="float">
            <text:p>-63992</text:p>
          </table:table-cell>
          <table:table-cell office:value-type="float" office:value="-1108420" calcext:value-type="float">
            <text:p>-1108420</text:p>
          </table:table-cell>
          <table:table-cell office:value-type="float" office:value="110841" calcext:value-type="float">
            <text:p>110841</text:p>
          </table:table-cell>
          <table:table-cell office:value-type="float" office:value="4133" calcext:value-type="float">
            <text:p>4133</text:p>
          </table:table-cell>
          <table:table-cell office:value-type="float" office:value="-9160" calcext:value-type="float">
            <text:p>-9160</text:p>
          </table:table-cell>
        </table:table-row>
        <table:table-row table:style-name="ro1">
          <table:table-cell table:number-columns-repeated="9"/>
          <table:table-cell office:value-type="float" office:value="27306" calcext:value-type="float">
            <text:p>27306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float" office:value="-7263730" calcext:value-type="float">
            <text:p>-7263730</text:p>
          </table:table-cell>
          <table:table-cell office:value-type="float" office:value="4194426" calcext:value-type="float">
            <text:p>4194426</text:p>
          </table:table-cell>
          <table:table-cell office:value-type="float" office:value="1108357" calcext:value-type="float">
            <text:p>1108357</text:p>
          </table:table-cell>
          <table:table-cell office:value-type="float" office:value="-110836" calcext:value-type="float">
            <text:p>-110836</text:p>
          </table:table-cell>
          <table:table-cell office:value-type="float" office:value="-640019" calcext:value-type="float">
            <text:p>-640019</text:p>
          </table:table-cell>
          <table:table-cell office:value-type="float" office:value="64001" calcext:value-type="float">
            <text:p>64001</text:p>
          </table:table-cell>
          <table:table-cell office:value-type="float" office:value="8159" calcext:value-type="float">
            <text:p>8159</text:p>
          </table:table-cell>
          <table:table-cell office:value-type="float" office:value="-5867" calcext:value-type="float">
            <text:p>-5867</text:p>
          </table:table-cell>
        </table:table-row>
        <table:table-row table:style-name="ro1">
          <table:table-cell table:number-columns-repeated="9"/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-8388352" calcext:value-type="float">
            <text:p>-8388352</text:p>
          </table:table-cell>
          <table:table-cell office:value-type="float" office:value="0" calcext:value-type="float">
            <text:p>0</text:p>
          </table:table-cell>
          <table:table-cell office:value-type="float" office:value="1279960" calcext:value-type="float">
            <text:p>1279960</text:p>
          </table:table-cell>
          <table:table-cell office:value-type="float" office:value="-127997" calcext:value-type="float">
            <text:p>-12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number-columns-repeated="9"/>
          <table:table-cell office:value-type="float" office:value="-27307" calcext:value-type="float">
            <text:p>-2730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-7159010" calcext:value-type="float">
            <text:p>-7159010</text:p>
          </table:table-cell>
          <table:table-cell office:value-type="float" office:value="-4370716" calcext:value-type="float">
            <text:p>-4370716</text:p>
          </table:table-cell>
          <table:table-cell office:value-type="float" office:value="1092378" calcext:value-type="float">
            <text:p>1092378</text:p>
          </table:table-cell>
          <table:table-cell office:value-type="float" office:value="-109238" calcext:value-type="float">
            <text:p>-109238</text:p>
          </table:table-cell>
          <table:table-cell office:value-type="float" office:value="666918" calcext:value-type="float">
            <text:p>666918</text:p>
          </table:table-cell>
          <table:table-cell office:value-type="float" office:value="-66692" calcext:value-type="float">
            <text:p>-66692</text:p>
          </table:table-cell>
          <table:table-cell office:value-type="float" office:value="9055" calcext:value-type="float">
            <text:p>9055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table:number-columns-repeated="9"/>
          <table:table-cell office:value-type="float" office:value="-21846" calcext:value-type="float">
            <text:p>-21846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-4014806" calcext:value-type="float">
            <text:p>-4014806</text:p>
          </table:table-cell>
          <table:table-cell office:value-type="float" office:value="-7364520" calcext:value-type="float">
            <text:p>-7364520</text:p>
          </table:table-cell>
          <table:table-cell office:value-type="float" office:value="612610" calcext:value-type="float">
            <text:p>612610</text:p>
          </table:table-cell>
          <table:table-cell office:value-type="float" office:value="-61262" calcext:value-type="float">
            <text:p>-61262</text:p>
          </table:table-cell>
          <table:table-cell office:value-type="float" office:value="1123736" calcext:value-type="float">
            <text:p>1123736</text:p>
          </table:table-cell>
          <table:table-cell office:value-type="float" office:value="-112374" calcext:value-type="float">
            <text:p>-112374</text:p>
          </table:table-cell>
          <table:table-cell office:value-type="float" office:value="5663" calcext:value-type="float">
            <text:p>5663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table:number-columns-repeated="9"/>
          <table:table-cell office:value-type="float" office:value="-16384" calcext:value-type="float">
            <text:p>-1638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8388352" calcext:value-type="float">
            <text:p>-838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960" calcext:value-type="float">
            <text:p>1279960</text:p>
          </table:table-cell>
          <table:table-cell office:value-type="float" office:value="-127997" calcext:value-type="float">
            <text:p>-127997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table:number-columns-repeated="9"/>
          <table:table-cell office:value-type="float" office:value="-10923" calcext:value-type="float">
            <text:p>-10923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4370716" calcext:value-type="float">
            <text:p>4370716</text:p>
          </table:table-cell>
          <table:table-cell office:value-type="float" office:value="-7159010" calcext:value-type="float">
            <text:p>-7159010</text:p>
          </table:table-cell>
          <table:table-cell office:value-type="float" office:value="-666919" calcext:value-type="float">
            <text:p>-666919</text:p>
          </table:table-cell>
          <table:table-cell office:value-type="float" office:value="66691" calcext:value-type="float">
            <text:p>66691</text:p>
          </table:table-cell>
          <table:table-cell office:value-type="float" office:value="1092378" calcext:value-type="float">
            <text:p>1092378</text:p>
          </table:table-cell>
          <table:table-cell office:value-type="float" office:value="-109238" calcext:value-type="float">
            <text:p>-109238</text:p>
          </table:table-cell>
          <table:table-cell office:value-type="float" office:value="-4357" calcext:value-type="float">
            <text:p>-4357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number-columns-repeated="9"/>
          <table:table-cell office:value-type="float" office:value="-5462" calcext:value-type="float">
            <text:p>-546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7364520" calcext:value-type="float">
            <text:p>7364520</text:p>
          </table:table-cell>
          <table:table-cell office:value-type="float" office:value="-4014806" calcext:value-type="float">
            <text:p>-4014806</text:p>
          </table:table-cell>
          <table:table-cell office:value-type="float" office:value="-1123737" calcext:value-type="float">
            <text:p>-1123737</text:p>
          </table:table-cell>
          <table:table-cell office:value-type="float" office:value="112373" calcext:value-type="float">
            <text:p>112373</text:p>
          </table:table-cell>
          <table:table-cell office:value-type="float" office:value="612610" calcext:value-type="float">
            <text:p>612610</text:p>
          </table:table-cell>
          <table:table-cell office:value-type="float" office:value="-61262" calcext:value-type="float">
            <text:p>-61262</text:p>
          </table:table-cell>
          <table:table-cell office:value-type="float" office:value="-8301" calcext:value-type="float">
            <text:p>-8301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388352" calcext:value-type="float">
            <text:p>8388352</text:p>
          </table:table-cell>
          <table:table-cell office:value-type="float" office:value="0" calcext:value-type="float">
            <text:p>0</text:p>
          </table:table-cell>
          <table:table-cell office:value-type="float" office:value="-1279961" calcext:value-type="float">
            <text:p>-1279961</text:p>
          </table:table-cell>
          <table:table-cell office:value-type="float" office:value="127996" calcext:value-type="float">
            <text:p>1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0" calcext:value-type="float">
            <text:p>-10000</text:p>
          </table:table-cell>
          <table:table-cell office:value-type="float" office:value="999" calcext:value-type="float">
            <text:p>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42:51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4T09:11:06.148000000</meta:creation-date>
    <dc:date>2024-01-15T17:01:12.598000000</dc:date>
    <meta:editing-duration>PT17H8M5S</meta:editing-duration>
    <meta:editing-cycles>4</meta:editing-cycles>
    <meta:generator>LibreOffice/6.1.5.2$Windows_X86_64 LibreOffice_project/90f8dcf33c87b3705e78202e3df5142b201bd805</meta:generator>
    <meta:document-statistic meta:table-count="1" meta:cell-count="2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6cm" svg:height="12.91cm" xlink:href=".." xlink:type="simple" chart:class="chart:scatter" chart:style-name="ch1">
        <chart:legend svg:x="10.497cm" svg:y="1.915cm" style:legend-expansion="custom" chartooo:width="1.372cm" chartooo:height="0.598cm" style:legend-expansion-aspect-ratio="2.2943143812709" chart:style-name="ch2"/>
        <chart:plot-area chart:style-name="ch3" table:cell-range-address="Sheet1.C3:Sheet1.D15 Sheet1.D2:Sheet1.D2" chart:data-source-has-labels="row" svg:x="0.319cm" svg:y="0.258cm" svg:width="15.348cm" svg:height="12.394cm">
          <chartooo:coordinate-region svg:x="0.61cm" svg:y="0.457cm" svg:width="14.817cm" svg:height="11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5" chart:label-cell-address="Sheet1.D2:Sheet1.D2" chart:class="chart:scatter">
            <chart:domain table:cell-range-address="Sheet1.C3:Sheet1.C15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  <table:table-cell office:value-type="float" office:value="1">
                <text:p>1</text:p>
                <draw:g>
                  <svg:desc>Sheet1.D3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5.173cm" xlink:href=".." xlink:type="simple" chart:class="chart:scatter" chart:style-name="ch1">
        <chart:legend chart:legend-position="end" svg:x="14.557cm" svg:y="7.287cm" style:legend-expansion="high" chart:style-name="ch2"/>
        <chart:plot-area chart:style-name="ch3" table:cell-range-address="Sheet1.S37:Sheet1.T50" chart:data-source-has-labels="row" svg:x="0.32cm" svg:y="0.303cm" svg:width="13.917cm" svg:height="14.567cm">
          <chartooo:coordinate-region svg:x="0.836cm" svg:y="0.502cm" svg:width="12.936cm" svg:height="14.1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38:Sheet1.T50" chart:label-cell-address="Sheet1.T37:Sheet1.T37" chart:class="chart:scatter">
            <chart:domain table:cell-range-address="Sheet1.S38:Sheet1.S50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Yval</text:p>
                <draw:g>
                  <svg:desc>Sheet1.T37:Sheet1.T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0">
                <text:p>-10000</text:p>
                <draw:g>
                  <svg:desc>Sheet1.S38:Sheet1.S50</svg:desc>
                </draw:g>
              </table:table-cell>
              <table:table-cell office:value-type="float" office:value="999">
                <text:p>999</text:p>
                <draw:g>
                  <svg:desc>Sheet1.T38:Sheet1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160">
                <text:p>-9160</text:p>
              </table:table-cell>
              <table:table-cell office:value-type="float" office:value="-4134">
                <text:p>-4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867">
                <text:p>-5867</text:p>
              </table:table-cell>
              <table:table-cell office:value-type="float" office:value="-8160">
                <text:p>-8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0">
                <text:p>-1000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3">
                <text:p>4133</text:p>
              </table:table-cell>
              <table:table-cell office:value-type="float" office:value="-9160">
                <text:p>-9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59">
                <text:p>8159</text:p>
              </table:table-cell>
              <table:table-cell office:value-type="float" office:value="-5867">
                <text:p>-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9">
                <text:p>9999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55">
                <text:p>905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63">
                <text:p>5663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357">
                <text:p>-4357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301">
                <text:p>-8301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000">
                <text:p>-100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